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1df7db" officeooo:paragraph-rsid="001df7db" style:font-size-asian="16pt" style:font-size-complex="18.25pt"/>
    </style:style>
    <style:style style:name="P2" style:family="paragraph" style:parent-style-name="Standard">
      <style:text-properties fo:font-size="18.25pt" officeooo:rsid="00204b0d" officeooo:paragraph-rsid="00204b0d" style:font-size-asian="16pt" style:font-size-complex="18.25pt"/>
    </style:style>
    <style:style style:name="P3" style:family="paragraph" style:parent-style-name="Standard">
      <style:text-properties fo:font-size="18.25pt" officeooo:rsid="00215232" officeooo:paragraph-rsid="00215232" style:font-size-asian="16pt" style:font-size-complex="18.25pt"/>
    </style:style>
    <style:style style:name="P4" style:family="paragraph" style:parent-style-name="Heading_20_2">
      <style:text-properties fo:font-size="22pt" style:font-size-asian="22pt" style:font-size-complex="22pt"/>
    </style:style>
    <style:style style:name="P5" style:family="paragraph" style:parent-style-name="Table_20_Contents">
      <style:text-properties fo:font-size="18.25pt" officeooo:rsid="001f192a" officeooo:paragraph-rsid="001f192a" style:font-size-asian="16pt" style:font-size-complex="18.25pt"/>
    </style:style>
    <style:style style:name="P6" style:family="paragraph" style:parent-style-name="Table_20_Contents">
      <style:text-properties fo:font-size="18.25pt" officeooo:rsid="00204b0d" officeooo:paragraph-rsid="00204b0d" style:font-size-asian="16pt" style:font-size-complex="18.25pt"/>
    </style:style>
    <style:style style:name="P7" style:family="paragraph" style:parent-style-name="Table_20_Contents">
      <style:text-properties fo:font-size="18.25pt" officeooo:rsid="00215232" officeooo:paragraph-rsid="00215232" style:font-size-asian="16pt" style:font-size-complex="18.25pt"/>
    </style:style>
    <style:style style:name="P8" style:family="paragraph" style:parent-style-name="Text_20_body">
      <style:text-properties fo:font-size="22pt" officeooo:rsid="001df7db" officeooo:paragraph-rsid="001df7db" style:font-name-asian="宋体1" style:font-size-asian="22pt" style:font-weight-asian="bold" style:font-size-complex="22pt"/>
    </style:style>
    <style:style style:name="T1" style:family="text">
      <style:text-properties style:font-name-asian="宋体1" style:font-weight-asian="bold"/>
    </style:style>
    <style:style style:name="T2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2">5</text:span><text:span text:style-name="T1">子元素过滤选择器</text:span></text:h>
      <text:p text:style-name="P8">1、:nth-child(index/even/odd/equation)</text:p>
      <text:p text:style-name="P1"><text:s text:c="2"/>用法: $(”ul li:nth-child(2)”) <text:s text:c="2"/>返回值 <text:s/>集合元素</text:p>
      <text:p text:style-name="P1"><text:s text:c="4"/>说明: 匹配其父元素下的第N个子或奇偶元素.这个选择器和之前说的基础过滤(Basic Filters)中的 eq() 有些类似,不同的地方就是前者是从0开始,后者是从1开始.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function myclick() {</text:p>
            <text:p text:style-name="P5"><text:tab/>//序号从1开始</text:p>
            <text:p text:style-name="P5">var liobj= $("ul li:nth-child(2)");</text:p>
            <text:p text:style-name="P5">alert(liobj.html());</text:p>
            <text:p text:style-name="P5">}</text:p>
          </table:table-cell>
        </table:table-row>
      </table:table>
      <text:p text:style-name="P2">2、:first-child#</text:p>
      <text:p text:style-name="P2">用法: $(”ul li:first-child”) <text:s text:c="3"/>返回值 <text:s/>集合元素 </text:p>
      <text:p text:style-name="P2">说明: 匹配第一个子元素.’:f.irst’ 只匹配一个元素,而此选择符将为每个父元素匹配一个子元素.这里需要特别点的记忆下区别.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6">var liobj= $("ul li:first-child");</text:p>
            <text:p text:style-name="P6">alert(liobj.html());</text:p>
            <text:p text:style-name="P6">}</text:p>
          </table:table-cell>
        </table:table-row>
      </table:table>
      <text:p text:style-name="P2">3、:last-child#用法: $(”ul li:last-child”) <text:s text:c="5"/>返回值 <text:s/>集合元素</text:p>
      <text:p text:style-name="P2">说明: 匹配最后一个子元素.’:last’只匹配一个元素,而此选择符将为每个父元素匹配一个子元素.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6"><text:s text:c="2"/>var liobj= $("ul li:last-child");</text:p>
            <text:p text:style-name="P6">alert(liobj.html());</text:p>
          </table:table-cell>
        </table:table-row>
      </table:table>
      <text:p text:style-name="P3">4、: only-child#用法: $(”ul li:only-child”) <text:s text:c="2"/>返回值 <text:s/>集合元素 </text:p>
      <text:p text:style-name="P3">说明: 如果某个元素是父元素中唯一的子元素,那将会被匹配.如果父元素中含有其他元素,那将不会被匹配.意思就是:只有一个子元素的才会被匹配!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7"><text:s/>var liobj= $("ul li:only-child");</text:p>
            <text:p text:style-name="P7">alert(liobj.html());</text:p>
            <text:p text:style-name="P7">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2S</meta:editing-duration>
    <meta:editing-cycles>6</meta:editing-cycles>
    <meta:generator>LibreOffice/5.3.0.3$Windows_X86_64 LibreOffice_project/7074905676c47b82bbcfbea1aeefc84afe1c50e1</meta:generator>
    <dc:date>2018-04-01T09:36:33.624000000</dc:date>
    <meta:document-statistic meta:table-count="4" meta:image-count="0" meta:object-count="0" meta:page-count="1" meta:paragraph-count="24" meta:word-count="334" meta:character-count="773" meta:non-whitespace-character-count="706"/>
    <meta:user-defined meta:name="Info 1"/>
    <meta:user-defined meta:name="Info 2"/>
    <meta:user-defined meta:name="Info 3"/>
    <meta:user-defined meta:name="Info 4"/>
  </office:meta>
</office:document-meta>
</file>